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fc8e" officeooo:paragraph-rsid="0010fc8e"/>
    </style:style>
    <style:style style:name="P2" style:family="paragraph" style:parent-style-name="Standard">
      <style:text-properties officeooo:rsid="00115c01" officeooo:paragraph-rsid="00115c01"/>
    </style:style>
    <style:style style:name="P3" style:family="paragraph" style:parent-style-name="Standard">
      <style:text-properties fo:font-style="italic" style:text-underline-style="solid" style:text-underline-width="auto" style:text-underline-color="font-color" officeooo:rsid="0010fc8e" officeooo:paragraph-rsid="0010fc8e" style:font-style-asian="italic" style:font-style-complex="italic"/>
    </style:style>
    <style:style style:name="T1" style:family="text">
      <style:text-properties officeooo:rsid="00115c01"/>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e spectrale :</text:p>
      <text:p text:style-name="P1"/>
      <text:p text:style-name="P1">L’analyse spectrale repose sur le postulat que tout code généré automatiquement contiendra des signes révélateurs du compilateur utilisé. De même, on part du principe qu’il est impossible de retrouver dans un vrai programme exécutable compilé certaines séquences de code. L’analyse spectrale vise donc elle aussi à repérer les virus polymorphes ou inconnus. Lorsqu'un virus polymorphe crypte son code, la séquence en résultant contient certaines associations d'instructions que l'on ne trouverait pas dans un vrai programme. C'est ce que l'analyse spectrale tente de détecter.</text:p>
      <text:p text:style-name="P1">Par exemple, si dans un programme exécutable, l'antivirus trouve une instruction de lecture d'un octet au delà de la taille limite de la mémoire, on sera probablement en présence de code crypté, donc d'un virus polymorphe.</text:p>
      <text:p text:style-name="P1"/>
      <text:p text:style-name="P3">Monitoring :</text:p>
      <text:p text:style-name="P1"/>
      <text:p text:style-name="P1">Les moniteurs de comportement observent l'ordinateur en arrière-plan (en permanence, de manière transparente), pour détecter toute activité de type virale. Ils peuvent entre autres détecter les tentatives d'ouverture en écriture des fichiers exécutables, les tentatives d'écriture sur les secteurs d’amorçage, ou les tentatives d’un exécutable à devenir résident.</text:p>
      <text:p text:style-name="P1">Pour détecter ces tentatives, les logiciels antivirus attrapent les principales interruptions de l'ordinateur, en les remplaçant par l'adresse de leur code. Ainsi, dès qu'un virus tente d'écrire sur le secteur d’amorçage ou sur le disque, c'est l'antivirus qui est d'abord appelé, et non le système directement. L'antivirus peut alors éliminer le virus, s’il le détecte. Un moniteur résident analyse ainsi toute l'activité du PC, que ce soit les fichiers entrants et sortants de l'ordinateur, le logiciel de messagerie électronique, les exécutables, et même souvent tous les fichiers accédés en lecture ou en écriture. Les moniteurs actuels sont également capables de parcourir les fichiers compressés auquel on accède, afin de vérifier qu’aucun des fichiers qu’ils contiennent ne promène de virus.</text:p>
      <text:p text:style-name="P1"/>
      <text:p text:style-name="P1">c<text:span text:style-name="T3">ontrôle d’intégrité :</text:span></text:p>
      <text:p text:style-name="P1"/>
      <text:p text:style-name="P1">Puisque les virus modifient les programmes qu’ils infectent, certains antivirus utilisent un contrôleur d'intégrité pour vérifier si les fichiers de la machine ont été modifiés. Ainsi, une base de données est construite, qui contient des détails sur les fichiers exécutables du système, comme leur taille ou leur date de modification, et éventuellement un checksum. Dès lors, si une de ces caractéristiques change pour un exécutable, l'antivirus s’en aperçoit.</text:p>
      <text:p text:style-name="P1"/>
      <text:p text:style-name="P3">analyse <text:span text:style-name="T1">heuristique</text:span> :</text:p>
      <text:p text:style-name="P1"/>
      <text:p text:style-name="P2">L'analyse heuristique est relative à la recherche de code informatique correspondant à des fonctions de virus. C’est-à-dire qu’elle est vouée à découvrir des virus encore inconnus.</text:p>
      <text:p text:style-name="P2">L'analyse heuristique est passive. Elle considère le code comme une simple donnée, et n'autorise jamais son exécution. Un analyseur heuristique recherche du code dont l'action pourrait s’avérer suspecte. En l’occurrence, il ne cherche pas des séquences fixes d'instructions spécifiques à un virus, mais un type d'instruction. Par exemple, des instructions visant la modification d’un fichier. Cette méthode se dirige vers une démarche « intelligente » de recherche de virus.</text:p>
      <text:p text:style-name="P2">Cela dit, elle est loin d’être totalement efficace. Elle fonctionne bien pour les macro-virus, moins bien pour les autres. Les plus sensibles des antivirus heuristiques produisent nombre de fausses alertes, et les moins agressifs rateront à coup sûr de véritables vir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08:04:37.569064519</meta:creation-date>
    <meta:generator>LibreOffice/5.3.7.2$Windows_X86_64 LibreOffice_project/6b8ed514a9f8b44d37a1b96673cbbdd077e24059</meta:generator>
    <dc:date>2018-12-09T20:08:14.441000000</dc:date>
    <meta:editing-duration>PT9M59S</meta:editing-duration>
    <meta:editing-cycles>2</meta:editing-cycles>
    <meta:document-statistic meta:table-count="0" meta:image-count="0" meta:object-count="0" meta:page-count="1" meta:paragraph-count="12" meta:word-count="501" meta:character-count="3417" meta:non-whitespace-character-count="2928"/>
  </office:meta>
</office:document-meta>
</file>